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Bundle.setParent( java . util . ResourceBund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urceBundl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urceBundle.getBundle( java . lang . String var0 , java . util . Loca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urceBundle.Resourc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urceBundle.getBundl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urceBundle.getObjec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urceBundle.getStringArra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urceBundle.getBundle( java . lang . String var0 , java . util . Locale var1 , java . lang . ClassLoader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urceBundle.getString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